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AC00000201F9683FE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368cm" svg:x="1cm" svg:y="9.665cm">
          <draw:image xlink:href="Pictures/10000000000003AC00000201F9683FE4.png" xlink:type="simple" xlink:show="embed" xlink:actuate="onLoad">
            <text:p/>
          </draw:image>
        </draw:frame>
        <draw:custom-shape draw:style-name="gr2" draw:text-style-name="P1" draw:layer="layout" svg:width="4cm" svg:height="0.6cm" svg:x="16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0.7cm" svg:x="7.5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6cm" svg:x="4.3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6cm" svg:x="1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cm" svg:height="1.2cm" svg:x="9.7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5cm" svg:x="16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0.6cm" svg:x="15.2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6cm" svg:x="6.7cm" svg:y="18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6cm" svg:x="15.175cm" svg:y="11.2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6cm" svg:x="15.2cm" svg:y="13.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2:47:57</dc:date>
    <dc:creator>Rakhi </dc:creator>
    <meta:document-statistic meta:object-count="11"/>
    <meta:generator>LibreOffice/3.5$Linux_x86 LibreOffice_project/350m1$Build-2</meta:generator>
  </office:meta>
</office:document-meta>
</file>